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46cm"/>
    </style:style>
    <style:style style:name="co3" style:family="table-column">
      <style:table-column-properties fo:break-before="auto" style:column-width="1.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Min Femininity</text:p>
          </table:table-cell>
          <table:table-cell table:style-name="ce1" office:value-type="string">
            <text:p>Max Femininity</text:p>
          </table:table-cell>
          <table:table-cell table:style-name="ce1" office:value-type="string">
            <text:p>Min Masculinity</text:p>
          </table:table-cell>
          <table:table-cell table:style-name="ce1" office:value-type="string">
            <text:p>Max Masculinity</text:p>
          </table:table-cell>
          <table:table-cell table:style-name="ce1" office:value-type="string">
            <text:p>Boolean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butch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femme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androgynous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nonbinary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effeminate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tombo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boi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feminine-presenting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masculine-presenting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gender non-conforming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genderfluid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soft butch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Expression</text:p>
          </table:table-cell>
          <table:table-cell office:value-type="string">
            <text:p>stone butch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</text:p>
          </table:table-cell>
          <table:table-cell office:value-type="string">
            <text:p>transsexual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</text:p>
          </table:table-cell>
          <table:table-cell office:value-type="string">
            <text:p>transgender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</text:p>
          </table:table-cell>
          <table:table-cell office:value-type="string">
            <text:p>intersex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</text:p>
          </table:table-cell>
          <table:table-cell office:value-type="string">
            <text:p>cisgender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</text:p>
          </table:table-cell>
          <table:table-cell office:value-type="string">
            <text:p>trans mal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Sex</text:p>
          </table:table-cell>
          <table:table-cell office:value-type="string">
            <text:p>trans femal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gay</text:p>
          </table:table-cell>
          <table:table-cell table:number-columns-repeated="1022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lesbian</text:p>
          </table:table-cell>
          <table:table-cell table:number-columns-repeated="1022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straight</text:p>
          </table:table-cell>
          <table:table-cell table:number-columns-repeated="1022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bi</text:p>
          </table:table-cell>
          <table:table-cell table:number-columns-repeated="1022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queer</text:p>
          </table:table-cell>
          <table:table-cell table:number-columns-repeated="1022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poly</text:p>
          </table:table-cell>
          <table:table-cell table:number-columns-repeated="1022"/>
        </table:table-row>
        <table:table-row table:style-name="ro2">
          <table:table-cell office:value-type="string">
            <text:p>Sexuality</text:p>
          </table:table-cell>
          <table:table-cell office:value-type="string">
            <text:p>demi</text:p>
          </table:table-cell>
          <table:table-cell table:number-columns-repeated="1022"/>
        </table:table-row>
        <table:table-row table:style-name="ro1">
          <table:table-cell office:value-type="string">
            <text:p>Sexuality</text:p>
          </table:table-cell>
          <table:table-cell office:value-type="string">
            <text:p>asexual</text:p>
          </table:table-cell>
          <table:table-cell table:number-columns-repeated="1022"/>
        </table:table-row>
        <table:table-row table:style-name="ro2">
          <table:table-cell office:value-type="string">
            <text:p>Sexuality</text:p>
          </table:table-cell>
          <table:table-cell office:value-type="string">
            <text:p>aromant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ssigned</text:p>
          </table:table-cell>
          <table:table-cell office:value-type="string">
            <text:p>intersex</text:p>
          </table:table-cell>
          <table:table-cell table:number-columns-repeated="4" office:value-type="string">
            <text:p>null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Assigned</text:p>
          </table:table-cell>
          <table:table-cell office:value-type="string">
            <text:p>female</text:p>
          </table:table-cell>
          <table:table-cell table:number-columns-repeated="4" office:value-type="string">
            <text:p>null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>
            <text:p>Assigned</text:p>
          </table:table-cell>
          <table:table-cell office:value-type="string">
            <text:p>male</text:p>
          </table:table-cell>
          <table:table-cell table:number-columns-repeated="4" office:value-type="string">
            <text:p>null</text:p>
          </table:table-cell>
          <table:table-cell office:value-type="string">
            <text:p>Tru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ender</text:p>
          </table:table-cell>
          <table:table-cell office:value-type="string">
            <text:p>nonbinary</text:p>
          </table:table-cell>
          <table:table-cell table:number-columns-repeated="1022"/>
        </table:table-row>
        <table:table-row table:style-name="ro1">
          <table:table-cell office:value-type="string">
            <text:p>Gender</text:p>
          </table:table-cell>
          <table:table-cell office:value-type="string">
            <text:p>cis female</text:p>
          </table:table-cell>
          <table:table-cell table:number-columns-repeated="1022"/>
        </table:table-row>
        <table:table-row table:style-name="ro1">
          <table:table-cell office:value-type="string">
            <text:p>Gender</text:p>
          </table:table-cell>
          <table:table-cell office:value-type="string">
            <text:p>cis female</text:p>
          </table:table-cell>
          <table:table-cell table:number-columns-repeated="1022"/>
        </table:table-row>
        <table:table-row table:style-name="ro1">
          <table:table-cell office:value-type="string">
            <text:p>Gender</text:p>
          </table:table-cell>
          <table:table-cell office:value-type="string">
            <text:p>trans female</text:p>
          </table:table-cell>
          <table:table-cell table:number-columns-repeated="1022"/>
        </table:table-row>
        <table:table-row table:style-name="ro1">
          <table:table-cell office:value-type="string">
            <text:p>Gender</text:p>
          </table:table-cell>
          <table:table-cell office:value-type="string">
            <text:p>trans male</text:p>
          </table:table-cell>
          <table:table-cell table:number-columns-repeated="1022"/>
        </table:table-row>
        <table:table-row table:style-name="ro1">
          <table:table-cell office:value-type="string">
            <text:p>Gender</text:p>
          </table:table-cell>
          <table:table-cell office:value-type="string">
            <text:p>binary</text:p>
          </table:table-cell>
          <table:table-cell table:number-columns-repeated="1022"/>
        </table:table-row>
        <table:table-row table:style-name="ro2">
          <table:table-cell office:value-type="string">
            <text:p>Gender</text:p>
          </table:table-cell>
          <table:table-cell office:value-type="string">
            <text:p>agender</text:p>
          </table:table-cell>
          <table:table-cell table:number-columns-repeated="1022"/>
        </table:table-row>
        <table:table-row table:style-name="ro2">
          <table:table-cell office:value-type="string">
            <text:p>Gender</text:p>
          </table:table-cell>
          <table:table-cell office:value-type="string">
            <text:p>polygender</text:p>
          </table:table-cell>
          <table:table-cell table:number-columns-repeated="1022"/>
        </table:table-row>
        <table:table-row table:style-name="ro1">
          <table:table-cell office:value-type="string">
            <text:p>Gender</text:p>
          </table:table-cell>
          <table:table-cell office:value-type="string">
            <text:p>bigender</text:p>
          </table:table-cell>
          <table:table-cell table:number-columns-repeated="1022"/>
        </table:table-row>
        <table:table-row table:style-name="ro1">
          <table:table-cell office:value-type="string">
            <text:p>Gender</text:p>
          </table:table-cell>
          <table:table-cell office:value-type="string">
            <text:p>transgender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7">07.08.2020</text:date>, <text:time>17:1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den Madagame</meta:initial-creator>
    <meta:creation-date>2020-08-07T16:46:22</meta:creation-date>
    <dc:date>2020-08-07T17:13:58</dc:date>
    <dc:creator>Holden Madagame</dc:creator>
    <meta:editing-duration>PT27M42S</meta:editing-duration>
    <meta:editing-cycles>9</meta:editing-cycles>
    <meta:generator>OpenOffice/4.1.3$Unix OpenOffice.org_project/413m1$Build-9783</meta:generator>
    <meta:document-statistic meta:table-count="3" meta:cell-count="180" meta:object-count="0"/>
    <meta:user-defined meta:name=""/>
  </office:meta>
</office:document-meta>
</file>